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6e6e6" draw:fill-hatch-name="Black_20_45_20_Degrees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2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fill-color="#e6e6e6" draw:fill-hatch-name="Black_20_45_20_Degrees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marker-end="Arrow" draw:marker-end-width="0.3cm" draw:fill="solid" draw:fill-color="#e6e6e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21.5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5.5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5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cm" svg:height="1cm" svg:x="5cm" svg:y="13.5cm">
          <text:p text:style-name="P1"><text:span text:style-name="T1">Arch/Lpc17xx/</text:span></text:p>
          <text:p text:style-name="P1"><text:span text:style-name="T1">H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cm" svg:height="1cm" svg:x="15cm" svg:y="11cm">
          <text:p text:style-name="P1"><text:span text:style-name="T1">Arch/H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5.5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cm" svg:height="1cm" svg:x="5cm" svg:y="18.5cm">
          <text:p text:style-name="P1"><text:span text:style-name="T1">chip</text:span></text:p>
          <text:p text:style-name="P1"><text:span text:style-name="T1">Lpc17x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cm" svg:x="6cm" svg:y="4.5cm">
          <text:p text:style-name="P1"><text:span text:style-name="T1">Lib.r2c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cm" svg:height="1cm" svg:x="19cm" svg:y="4.5cm">
          <text:p text:style-name="P1"><text:span text:style-name="T1">Lib.FatF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cm" svg:height="1cm" svg:x="24cm" svg:y="4.5cm">
          <text:p text:style-name="P1"><text:span text:style-name="T1">Lib.lw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1cm" svg:x="6cm" svg:y="9cm">
          <text:p text:style-name="P1"><text:span text:style-name="T1">Lib.rt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cm" svg:height="1cm" svg:x="5cm" svg:y="16.5cm">
          <text:p text:style-name="P1"><text:span text:style-name="T1">CMSIS/Lpc17x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cm" svg:height="1cm" svg:x="10cm" svg:y="14.5cm">
          <text:p text:style-name="P1"><text:span text:style-name="T1">Arch-Lpc17xx</text:span></text:p>
          <text:p text:style-name="P1"><text:span text:style-name="T1">LPCUS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1cm" svg:x="6cm" svg:y="8cm">
          <text:p text:style-name="P1"><text:span text:style-name="T1">rtos-wrapp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4cm" svg:height="1cm" svg:x="19cm" svg:y="9cm">
          <text:p text:style-name="P1"><text:span text:style-name="T1">SDc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cm" svg:height="1cm" svg:x="24cm" svg:y="9cm">
          <text:p text:style-name="P1"><text:span text:style-name="T1">Ethernet - enc28j6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cm" svg:height="1cm" svg:x="3cm" svg:y="9cm"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cm" svg:height="1cm" svg:x="6cm" svg:y="2.5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8cm" svg:y="5.5cm">
          <text:p text:style-name="P1"><text:span text:style-name="T1">LW_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0cm" svg:y="5.5cm">
          <text:p text:style-name="P1"><text:span text:style-name="T1">LW_TAS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5.5cm">
          <text:p text:style-name="P1"><text:span text:style-name="T1">LW_MS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5.5cm">
          <text:p text:style-name="P1"><text:span text:style-name="T1">LW_MS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6cm" svg:y="5.5cm">
          <text:p text:style-name="P1"><text:span text:style-name="T1">LW_MEM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7cm" svg:y1="17.5cm" svg:x2="7cm" svg:y2="18.5cm" draw:start-shape="id1" draw:start-glue-point="2" draw:end-shape="id2" draw:end-glue-point="0" svg:d="m7000 17500v501-2 501">
          <text:p/>
        </draw:connector>
        <draw:connector draw:style-name="gr6" draw:text-style-name="P1" draw:layer="layout" draw:type="lines" svg:x1="7cm" svg:y1="14.5cm" svg:x2="7cm" svg:y2="16.5cm" draw:start-shape="id3" draw:start-glue-point="2" draw:end-shape="id1" draw:end-glue-point="0" svg:d="m7000 14500v501 998 501">
          <text:p/>
        </draw:connector>
        <draw:connector draw:style-name="gr6" draw:text-style-name="P1" draw:layer="layout" draw:type="line" svg:x1="12cm" svg:y1="15.5cm" svg:x2="9cm" svg:y2="17cm" draw:start-shape="id4" draw:start-glue-point="2" draw:end-shape="id1" draw:end-glue-point="1" svg:d="m12000 15500-3000 1500">
          <text:p/>
        </draw:connector>
        <draw:line draw:style-name="gr7" draw:text-style-name="P1" draw:layer="layout" svg:x1="2cm" svg:y1="12.5cm" svg:x2="28cm" svg:y2="12.5cm">
          <text:p/>
        </draw:line>
        <draw:connector draw:style-name="gr8" draw:text-style-name="P1" draw:layer="layout" svg:x1="15cm" svg:y1="11.5cm" svg:x2="4cm" svg:y2="10cm" draw:start-shape="id5" draw:start-glue-point="3" draw:end-shape="id6" draw:end-glue-point="2" svg:d="m15000 11500h-11000v-1500">
          <text:p/>
        </draw:connector>
        <draw:connector draw:style-name="gr6" draw:text-style-name="P1" draw:layer="layout" svg:x1="21cm" svg:y1="5.5cm" svg:x2="21cm" svg:y2="9cm" draw:start-shape="id7" draw:start-glue-point="2" draw:end-shape="id8" draw:end-glue-point="0" svg:d="m21000 5500v3500">
          <text:p/>
        </draw:connector>
        <draw:connector draw:style-name="gr6" draw:text-style-name="P1" draw:layer="layout" svg:x1="26cm" svg:y1="5.5cm" svg:x2="26cm" svg:y2="9cm" draw:start-shape="id9" draw:start-glue-point="2" draw:end-shape="id10" draw:end-glue-point="0" svg:d="m26000 5500v3500">
          <text:p/>
        </draw:connector>
        <draw:custom-shape draw:style-name="gr3" draw:text-style-name="P2" xml:id="id11" draw:id="id11" draw:layer="layout" svg:width="4cm" svg:height="1cm" svg:x="16cm" svg:y="13.5cm">
          <text:p text:style-name="P1"><text:span text:style-name="T1">Arch/atmel_asf/</text:span></text:p>
          <text:p text:style-name="P1"><text:span text:style-name="T1">H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cm" svg:height="1cm" svg:x="16cm" svg:y="16cm">
          <text:p text:style-name="P1"><text:span text:style-name="T1">Arch/atmel_asf/</text:span></text:p>
          <text:p text:style-name="P1"><text:span text:style-name="T1">ASF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cm" svg:y1="14.5cm" svg:x2="18cm" svg:y2="16cm" draw:start-shape="id11" draw:start-glue-point="2" draw:end-shape="id12" draw:end-glue-point="0" svg:d="m18000 14500v1500">
          <text:p/>
        </draw:connector>
        <draw:custom-shape draw:style-name="gr4" draw:text-style-name="P2" xml:id="id13" draw:id="id13" draw:layer="layout" svg:width="4cm" svg:height="1cm" svg:x="16cm" svg:y="18.5cm">
          <text:p text:style-name="P1"><text:span text:style-name="T1">chip</text:span></text:p>
          <text:p text:style-name="P1"><text:span text:style-name="T1">Lpc17x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8cm" svg:y1="17cm" svg:x2="18cm" svg:y2="18.5cm" draw:end-shape="id13" draw:end-glue-point="0" svg:d="m18000 17000v1500">
          <text:p/>
        </draw:connector>
        <draw:custom-shape draw:style-name="gr3" draw:text-style-name="P2" xml:id="id14" draw:id="id14" draw:layer="layout" svg:width="4cm" svg:height="1cm" svg:x="22cm" svg:y="13.5cm">
          <text:p text:style-name="P1"><text:span text:style-name="T1">Arch/stm32f1xx/</text:span></text:p>
          <text:p text:style-name="P1"><text:span text:style-name="T1">HAL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7cm" svg:y1="12cm" svg:x2="18cm" svg:y2="13.5cm" draw:start-shape="id5" draw:start-glue-point="2" draw:end-shape="id11" draw:end-glue-point="0" svg:d="m17000 12000v750h1000v750">
          <text:p/>
        </draw:connector>
        <draw:connector draw:style-name="gr10" draw:text-style-name="P1" draw:layer="layout" svg:x1="17cm" svg:y1="12cm" svg:x2="24cm" svg:y2="13.5cm" draw:start-shape="id5" draw:start-glue-point="2" draw:end-shape="id14" draw:end-glue-point="0" svg:d="m17000 12000v750h7000v750">
          <text:p/>
        </draw:connector>
        <draw:connector draw:style-name="gr10" draw:text-style-name="P1" draw:layer="layout" svg:x1="17cm" svg:y1="12cm" svg:x2="7cm" svg:y2="13.5cm" draw:start-shape="id5" draw:start-glue-point="2" draw:end-shape="id3" svg:d="m17000 12000v750h-10000v750">
          <text:p/>
        </draw:connector>
        <draw:frame draw:style-name="gr11" draw:layer="layout" svg:width="9.502cm" svg:height="0.963cm" svg:x="2.498cm" svg:y="1cm">
          <draw:text-box>
            <text:p>Portable application/library code</text:p>
          </draw:text-box>
        </draw:frame>
        <draw:custom-shape draw:style-name="gr4" draw:text-style-name="P2" xml:id="id16" draw:id="id16" draw:layer="layout" svg:width="4cm" svg:height="1cm" svg:x="22cm" svg:y="18.5cm">
          <text:p text:style-name="P1"><text:span text:style-name="T1">chip</text:span></text:p>
          <text:p text:style-name="P1"><text:span text:style-name="T1">STM32F1x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4cm" svg:height="1cm" svg:x="22cm" svg:y="16cm">
          <text:p text:style-name="P1"><text:span text:style-name="T1">Arch/stm32f1xx-lb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4cm" svg:y1="14.5cm" svg:x2="24cm" svg:y2="16cm" draw:start-shape="id14" draw:start-glue-point="2" draw:end-shape="id15" draw:end-glue-point="0" svg:d="m24000 14500v1500">
          <text:p/>
        </draw:connector>
        <draw:connector draw:style-name="gr12" draw:text-style-name="P1" draw:layer="layout" svg:x1="24cm" svg:y1="17cm" svg:x2="24cm" svg:y2="18.5cm" draw:start-shape="id15" draw:start-glue-point="2" draw:end-shape="id16" draw:end-glue-point="0" svg:d="m24000 17000v1500">
          <text:p/>
        </draw:connector>
        <draw:frame draw:style-name="gr11" draw:layer="layout" svg:width="5.54cm" svg:height="0.963cm" svg:x="-1.54cm" svg:y="15.037cm">
          <draw:text-box>
            <text:p>CPU specific H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12T15:47:57.37</meta:creation-date>
    <dc:date>2013-09-13T23:45:17.45</dc:date>
    <meta:editing-duration>PT42M34S</meta:editing-duration>
    <meta:editing-cycles>3</meta:editing-cycles>
    <meta:generator>LibreOffice/3.3$Win32 LibreOffice_project/330m19$Build-202</meta:generator>
    <dc:creator>Bob Cousins</dc:creator>
    <meta:document-statistic meta:object-count="46"/>
  </office:meta>
</office:document-meta>
</file>